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5"/>
        <table:table-column table:style-name="co4" table:default-cell-style-name="ce14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4"/>
        <table:table-column table:style-name="co11" table:number-columns-repeated="1015" table:default-cell-style-name="ce14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18T15:23:19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18T15:23:18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7b936e9d-3ca0-4d95-975f-4362319d85f3</meta:user-defined>
    <meta:user-defined meta:name="MSIP_Label_23f93e5f-d3c2-49a7-ba94-15405423c204_ContentBits">2</meta:user-defined>
  </office:meta>
</office:document-meta>
</file>